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ample 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Oswaldo Hernandez</meta:initial-creator>
    <meta:creation-date>2010-08-13T12:00:07</meta:creation-date>
    <meta:document-statistic meta:table-count="0" meta:image-count="0" meta:object-count="0" meta:page-count="1" meta:paragraph-count="1" meta:word-count="2" meta:character-count="11"/>
    <dc:date>2010-08-13T12:00:31</dc:date>
    <dc:creator>Oswaldo Hernandez</dc:creator>
    <meta:editing-duration>PT00H00M25S</meta:editing-duration>
    <meta:editing-cycles>1</meta:editing-cycles>
    <meta:generator>OpenOffice.org/3.1$Unix OpenOffice.org_project/310m19$Build-9420</meta:generator>
  </office:meta>
</office:document-meta>
</file>